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officeooo:rsid="0015c853" officeooo:paragraph-rsid="0015c853"/>
    </style:style>
    <style:style style:name="P2" style:family="paragraph" style:parent-style-name="Standard">
      <style:paragraph-properties fo:text-align="center" style:justify-single-word="false"/>
      <style:text-properties fo:language="en" fo:country="GB" fo:font-style="italic" officeooo:rsid="0015c853" officeooo:paragraph-rsid="0015c853" style:font-style-asian="italic" style:font-style-complex="italic"/>
    </style:style>
    <style:style style:name="P3" style:family="paragraph" style:parent-style-name="Standard">
      <style:paragraph-properties fo:break-before="page"/>
      <style:text-properties fo:language="en" fo:country="GB" officeooo:rsid="001ba877" officeooo:paragraph-rsid="001ba877"/>
    </style:style>
    <style:style style:name="P4" style:family="paragraph" style:parent-style-name="Text_20_body">
      <style:text-properties fo:language="en" fo:country="GB"/>
    </style:style>
    <style:style style:name="P5" style:family="paragraph" style:parent-style-name="Text_20_body">
      <style:paragraph-properties fo:text-align="center" style:justify-single-word="false"/>
      <style:text-properties fo:language="en" fo:country="GB" fo:font-style="italic" officeooo:rsid="0016b924" officeooo:paragraph-rsid="0016b924" style:font-style-asian="italic" style:font-style-complex="italic"/>
    </style:style>
    <style:style style:name="P6" style:family="paragraph" style:parent-style-name="Text_20_body">
      <style:paragraph-properties fo:text-align="center" style:justify-single-word="false"/>
      <style:text-properties fo:language="en" fo:country="GB" fo:font-style="italic" style:font-style-asian="italic" style:font-style-complex="italic"/>
    </style:style>
    <style:style style:name="P7" style:family="paragraph" style:parent-style-name="Text_20_body">
      <style:paragraph-properties fo:text-align="center" style:justify-single-word="false"/>
      <style:text-properties fo:language="en" fo:country="GB" fo:font-style="italic" officeooo:rsid="0038f974" officeooo:paragraph-rsid="0038f974" style:font-style-asian="italic" style:font-style-complex="italic"/>
    </style:style>
    <style:style style:name="P8" style:family="paragraph" style:parent-style-name="Text_20_body">
      <style:text-properties fo:language="en" fo:country="GB" officeooo:paragraph-rsid="00289fb7"/>
    </style:style>
    <style:style style:name="P9" style:family="paragraph" style:parent-style-name="Text_20_body">
      <style:text-properties fo:language="en" fo:country="GB" officeooo:rsid="00228df5" officeooo:paragraph-rsid="00228df5"/>
    </style:style>
    <style:style style:name="P10" style:family="paragraph" style:parent-style-name="Text_20_body">
      <style:text-properties fo:language="en" fo:country="GB" officeooo:rsid="00228df5" officeooo:paragraph-rsid="0024e753"/>
    </style:style>
    <style:style style:name="P11" style:family="paragraph" style:parent-style-name="Text_20_body">
      <style:text-properties fo:language="en" fo:country="GB" officeooo:rsid="00236e19" officeooo:paragraph-rsid="00236e19"/>
    </style:style>
    <style:style style:name="P12" style:family="paragraph" style:parent-style-name="Text_20_body">
      <style:text-properties fo:language="en" fo:country="GB" officeooo:rsid="00236e19" officeooo:paragraph-rsid="0024e753"/>
    </style:style>
    <style:style style:name="P13" style:family="paragraph" style:parent-style-name="Text_20_body">
      <style:text-properties fo:language="en" fo:country="GB" officeooo:rsid="0024e753" officeooo:paragraph-rsid="0024e753"/>
    </style:style>
    <style:style style:name="P14" style:family="paragraph" style:parent-style-name="Text_20_body">
      <style:text-properties fo:language="en" fo:country="GB" officeooo:paragraph-rsid="0032a760"/>
    </style:style>
    <style:style style:name="P15" style:family="paragraph" style:parent-style-name="Text_20_body">
      <style:text-properties fo:language="en" fo:country="GB" officeooo:rsid="00339a94" officeooo:paragraph-rsid="00339a94"/>
    </style:style>
    <style:style style:name="P16" style:family="paragraph" style:parent-style-name="Text_20_body">
      <style:text-properties fo:language="en" fo:country="GB" officeooo:rsid="00353fe2" officeooo:paragraph-rsid="00353fe2"/>
    </style:style>
    <style:style style:name="P17" style:family="paragraph" style:parent-style-name="Text_20_body">
      <style:text-properties fo:language="en" fo:country="GB" officeooo:rsid="0035ec7d" officeooo:paragraph-rsid="0035ec7d"/>
    </style:style>
    <style:style style:name="P18" style:family="paragraph" style:parent-style-name="Title">
      <style:text-properties fo:language="en" fo:country="GB"/>
    </style:style>
    <style:style style:name="P19" style:family="paragraph" style:parent-style-name="Subtitle">
      <style:text-properties fo:language="en" fo:country="GB"/>
    </style:style>
    <style:style style:name="P20" style:family="paragraph" style:parent-style-name="Subtitle">
      <style:text-properties officeooo:rsid="0032a760" officeooo:paragraph-rsid="0032a760"/>
    </style:style>
    <style:style style:name="T1" style:family="text">
      <style:text-properties officeooo:rsid="0016b924"/>
    </style:style>
    <style:style style:name="T2" style:family="text">
      <style:text-properties officeooo:rsid="001ba877"/>
    </style:style>
    <style:style style:name="T3" style:family="text">
      <style:text-properties officeooo:rsid="001d3b73"/>
    </style:style>
    <style:style style:name="T4" style:family="text">
      <style:text-properties officeooo:rsid="00228df5"/>
    </style:style>
    <style:style style:name="T5" style:family="text">
      <style:text-properties officeooo:rsid="00236e19"/>
    </style:style>
    <style:style style:name="T6" style:family="text">
      <style:text-properties officeooo:rsid="0024e753"/>
    </style:style>
    <style:style style:name="T7" style:family="text">
      <style:text-properties officeooo:rsid="00253549"/>
    </style:style>
    <style:style style:name="T8" style:family="text">
      <style:text-properties officeooo:rsid="0027dec4"/>
    </style:style>
    <style:style style:name="T9" style:family="text">
      <style:text-properties officeooo:rsid="002860bd"/>
    </style:style>
    <style:style style:name="T10" style:family="text">
      <style:text-properties officeooo:rsid="00289fb7"/>
    </style:style>
    <style:style style:name="T11" style:family="text">
      <style:text-properties officeooo:rsid="00294866"/>
    </style:style>
    <style:style style:name="T12" style:family="text">
      <style:text-properties officeooo:rsid="0029e78f"/>
    </style:style>
    <style:style style:name="T13" style:family="text">
      <style:text-properties officeooo:rsid="0032a760"/>
    </style:style>
    <style:style style:name="T14" style:family="text">
      <style:text-properties officeooo:rsid="003707d0"/>
    </style:style>
    <style:style style:name="T15" style:family="text">
      <style:text-properties officeooo:rsid="003a270c"/>
    </style:style>
    <style:style style:name="T16" style:family="text">
      <style:text-properties officeooo:rsid="003a835e"/>
    </style:style>
    <style:style style:name="T17" style:family="text">
      <style:text-properties officeooo:rsid="003b37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he Pit”</text:p>
      <text:p text:style-name="P5">(working title)</text:p>
      <text:p text:style-name="P1"/>
      <text:p text:style-name="P2">“A <text:span text:style-name="T1">squad-based tactical fantasy game come </text:span>dungeon crawler rogue-like”</text:p>
      <text:p text:style-name="P1"/>
      <text:p text:style-name="P1"/>
      <text:p text:style-name="P19">Introduction <text:span text:style-name="T13">Part 1 – The Long Road</text:span></text:p>
      <text:p text:style-name="P8"><text:span text:style-name="T10">Y</text:span>ou sit amongst several despondent convicts in a horse drawn prison carriage, <text:span text:style-name="T10">shackled, sentenced to exile in “The Pit”</text:span>. <text:span text:style-name="T10">The</text:span> cold iron bars let the wind sail through, a ragged canvas barely providing protection from the elements <text:span text:style-name="T7">in the dark, bitter weather</text:span>. <text:span text:style-name="T10">It is a tortuously</text:span> long journey up winding <text:span text:style-name="T7">roads</text:span> through <text:span text:style-name="T10">endless </text:span>desolate terrain. <text:span text:style-name="T10">There are few words spoken while condemned huddle; the harsh conditions have muted even the liveliest of souls – any utterances are ones of despair.</text:span></text:p>
      <text:p text:style-name="P4"><text:span text:style-name="T10">After what seems an eternity,</text:span> the carriage passes through the gates of a towering fortification and rolls to a halt in its midst. It is busy, <text:span text:style-name="T11">bustling with activity as </text:span>the voices of drill instructors and <text:span text:style-name="T7">the sounds of </text:span>clashing swords echo through the courtyard. <text:span text:style-name="T7">You wonder why such a large presence is required in this godforsaken place.</text:span></text:p>
      <text:p text:style-name="P4">A<text:span text:style-name="T7"> </text:span>guard unlocks the back of the carriage and <text:span text:style-name="T8">his superior</text:span> bellows, “Out!” Those slow to rise are given a sharp <text:span text:style-name="T13">and painful</text:span> poke in the ribs, jolting even the weakest quickly to their feet. As the guard files the prisoners out, he issues well rehearsed lines of encouragement, “Come on scum. Your redemption is near!” He points his stick toward a small exit in the stone walls.</text:p>
      <text:p text:style-name="P4">Trudging through the mud is tiring and unforgiving, the downtrodden prisoners are hungry and weak from time spent in dungeons and the beatings that <text:span text:style-name="T13">have</text:span> accompan<text:span text:style-name="T13">ied</text:span> it. The path gets steeper, the climb unrelenting, but then <text:span text:style-name="T7">a giant breach in the ground</text:span> begins to appear. At first it is just a horizon within the horizon, the mountains behind it barely visible through the mist. Slowly but surely, one step at a time, the immense hole starts to reveal itself.</text:p>
      <text:p text:style-name="P4">The fear <text:span text:style-name="T7">of the prisoners is tangible</text:span>, built up through stories passed down the generations <text:span text:style-name="T13">and</text:span> told over beers in better times <text:span text:style-name="T7">or whispered</text:span> between the bars of prison cells. It is too much for some. “No! Please no!” A prisoner breaks the line and tries to run. He pulls down <text:span text:style-name="T8">attached</text:span> prisoners with him into the mud, <text:span text:style-name="T9">wailing</text:span> as he flails in a vain attempt to escape his fate. <text:span text:style-name="T2">The lead</text:span> guard marches over and s<text:span text:style-name="T11">trik</text:span>es him in the face, <text:span text:style-name="T11">stiffening and silencing him. He smashes the prisoner</text:span> a second time for good measure <text:span text:style-name="T11">before</text:span> <text:span text:style-name="T2">commanding to his subordinates,</text:span> “Him first!” <text:span text:style-name="T2">Two guards unshackle the unconscious man and drag him to the front.</text:span></text:p>
      <text:p text:style-name="P4">The <text:span text:style-name="T12">cavity in the earth before you is</text:span> bigger than anything you have ever seen before. <text:span text:style-name="T12">It descends into darkness despite the enormous diameter</text:span>. There are a couple of wooden constructions extending over the sloping edge. All of the convicts are now sweating, shaking, uncontrollably <text:span text:style-name="T12">afraid</text:span> <text:span text:style-name="T7">as they stare at the foreboding abyss</text:span>. <text:span text:style-name="T7">The head guard paces in front of them and seems to grin as he instructs you. </text:span>“You have been exiled, at the command of the King, to the pit. If you are <text:span text:style-name="T7">righteous then the</text:span> Gods <text:span text:style-name="T7">may just </text:span>favour you. <text:span text:style-name="T8">T</text:span>hose who <text:span text:style-name="T8">escape</text:span> <text:span text:style-name="T13">it </text:span>will be <text:span text:style-name="T8">free men!</text:span>”</text:p>
      <text:p text:style-name="P4">The unconscious man slowly wakes up as the two guards drag him down one of the wooden extensions. He tries to struggle but has little strength left – just enough to scream as he is thrown into the darkness. After a worryingly long silence, a splash <text:span text:style-name="T3">echoes out of the shadows</text:span>. The lead guard points his stick to the other extension and everyone is walked down it. “Do not stay in the chamber. You are given provisions but the chamber is not a safe place. If you stay there, you will die.” <text:span text:style-name="T7">The</text:span> distant <text:span text:style-name="T7">howl of a dying man punctuates his words</text:span>, presumably <text:span text:style-name="T4">from</text:span> the man <text:span text:style-name="T4">just cast </text:span>in.</text:p>
      <text:p text:style-name="P14">You hear a catapult <text:span text:style-name="T13">release</text:span> and several wrapped packages fly over your head and into the <text:span text:style-name="T9">shadows</text:span>. Then, one at a time, each prisoner is unshackled and thrown over the edge. You are the last.</text:p>
      <text:p text:style-name="P20">Introduction Part 2 – Into the Abyss</text:p>
      <text:p text:style-name="P14"><text:span text:style-name="T13">A guard grabs you firmly by the arm and his gruff voice occupies the few seconds as you walk toward the edge. </text:span>“<text:span text:style-name="T7">Take a deep breath,” he says in an oddly sympathetic tone, “and breathe out as you fall.” A heavy push sends you over the edge. You brace for impact, yelling as adrenaline floods your veins. Seconds pass as you feel the air rushing over your face, so fast, before your feet smash into cold water. The pain of the impact is soon washed away by the refreshing feel as you swim to the surface – you can't remember the last time you drank fresh water, let alone fully immersed.</text:span></text:p>
      <text:p text:style-name="P15">It takes a few moments for your eyes to adjust to the darkness as you realise you are swimming in a small lake and its outline begins to emerge from the shadows. What had seemed a foreboding grey day now appears bright as you look up to the distant pit opening high above you. Shafts of light reach in and pierce the mist but never seem to stretch far enough to light up any structure. The shadowy chamber slowly reveals itself as you make your way to the nearest shore.</text:p>
      <text:p text:style-name="P15">Already there are fights breaking out as the prisoners quickly forage for the provisions thrown in before. Just as you reach a ledge, a hand reaches out. “Come on lad,” says a familiar smile with missing teeth. “They can only carry so much, there's no rush.” It's Airane, a well meaning thief with whom you had shared a dungeon cell. He always seemed to know more than he let on, and his ragged appearance often fooled other inmates into thinking he was no threat, but you knew differently. It was a long time since you were able to be choosy about your friends, so you grab his hand and climb ashore.</text:p>
      <text:p text:style-name="P15">There's a motionless body to greet you. “He couldn't swim,” grins Airane, “but he had a thing or two on him that I needed so I had to drag him up. I was first in and I only just finished getting his fat arse out the water!” He laughs, an odd response to a dire situation. You wonder what a prisoner in rags could have been carrying that was worth all that effort.</text:p>
      <text:p text:style-name="P16">You survey the immense cavern. You can just about make out a few openings at various points – the <text:s/>one nearest to you an ornate construction. Over the other side you can see some dark shapes bobbing up and down. “That poor lug got used as bait. Looks like they're having a feast but I don't think its going to last, he didn't have much meat on his bones, not like this one!” Airane boots the body in the side and you both head towards the strewn provisions.</text:p>
      <text:p text:style-name="P16">“OI! That was my cousin!” A large man storms towards you and throws you aside. It takes a few moments to regain your bearings and you can see him sitting on top of Airane, strangling him. You grab a large rock. You hesitate – time to choose what path to tread. Who do you trust? Who do you leave behind for whatever creatures roam the pit? Who to form alliances with? How to survive? You hear a desperate groan, “Help!”</text:p>
      <text:p text:style-name="P19">Background Lore</text:p>
      <text:p text:style-name="P7">A continent divided <text:span text:style-name="T15">by great natural boundaries</text:span>, <text:span text:style-name="T16">therein we find </text:span>7 <text:span text:style-name="T16">great </text:span>realms and races<text:span text:style-name="T16"><text:line-break/>An 8th race survives a realm destroyed, dwarves wander, battered pride and weary faces</text:span></text:p>
      <text:p text:style-name="P9">The world of The Pit is a tailored fantasy setting. A giant continent divided by mountain ranges is home to a multitude of races such as orcs, elves, humans, dwarves, lizardmen, minota<text:span text:style-name="T17">u</text:span>r<text:span text:style-name="T14">ian</text:span>s and <text:span text:style-name="T14">halfings and inhabited by many </text:span>other mythological creatures. Each major race has its own realm, <text:span text:style-name="T5">7 in total</text:span>, the humans with the largest.</text:p>
      <text:p text:style-name="P10">The Pit is <text:span text:style-name="T5">a one way entrance to the Underworld,</text:span> a giant network of caves, tunnels, mines and dwellings <text:span text:style-name="T6">all</text:span> built long ago in a time of great expansion <text:span text:style-name="T14">and long since sealed away</text:span>.</text:p>
      <text:p text:style-name="P10">Dwarves, once a great and proud race, mined great riches from deep within the mountains <text:span text:style-name="T5">but were politically pinned down due to trade and food needs</text:span>. A<text:span text:style-name="T5"> Dwarf King desired a greater place for his people within the world and set about excavating and building a great Underworld empire.</text:span></text:p>
      <text:p text:style-name="P11">The dwarves built a massive underground network, linking the 7 great realms with 7 Great Entrances. The promise of direct trade, avoiding the slow and treacherous seas or slow and difficult mountain passes, was alluring to all the races. The Dwarf King invited each race to fund their own underground citadels in exchange for political favours and enhanced trade relations.</text:p>
      <text:p text:style-name="P12">As the network of tunnels and underground dwellings expanded, the dwarves started to discover giant underground caverns with sources of food. The ambitious Dwarf King, no longer as dependent upon food from the Overworld, got greedy. He attempted to seize control of the entire underworld and ignited a vicious war. Each leader that ventured deep into the Underworld saw the wealth and riches and Dwarven palaces on display and were also blinded by greed.</text:p>
      <text:p text:style-name="P13">Giant armies poured in to the Underworld as the war intensified. The dwarves found themselves surrounded and outnumbered, so they dug deeper and deeper. The other races soon overran the original Dwarf citadel but then clashed amongst themselves. At some point in history, all 7 entrances were sealed.</text:p>
      <text:p text:style-name="P11">The Pit itself was meant to be a great meeting place, a <text:span text:style-name="T6">tranquil natural garden</text:span> that bridged the gap between the <text:span text:style-name="T6">O</text:span>verworld and <text:span text:style-name="T6">U</text:span>nderworld as humans were not particularly suited to underground life. Now it is a place to cast the unwanted criminals for judgement by the underworld. They are promised freedom if they can survive it but, given the Great Entrances are all supposedly sealed, it is a hopeless fate.</text:p>
      <text:p text:style-name="P11">As the player ventures deeper into the underworld, they will learn more about the story as well as meeting the descendants of the inhabitants as well as the creatures that live there.</text:p>
      <text:p text:style-name="P19">Game Design Principles</text:p>
      <text:p text:style-name="P6">“<text:span text:style-name="T4">Not just another numbers game”</text:span></text:p>
      <text:p text:style-name="P9">Too many of today's rogue-likes and crawlers are simply numbers games i.e. if your “character” has bigger numbers, it wins. Too many games are based on grinding, levelling up in order to progress.</text:p>
      <text:p text:style-name="P9">The Pit strives to be a game based upon primarily tactics and strategy. <text:span text:style-name="T8">Players must strike a balance between survival (locating food, shelter, tools) and exploration, whilst also being wise about approaching potential threats or attempting to avoid them. At the same time, a player will have autonomy only over his own character but able to form teams with other characters – but only if on appropriate speaking terms of course!</text:span></text:p>
      <text:p text:style-name="P17">The opening scene serves to remind a player of this. A rock strike to the head from behind overcomes a stronger opponent. You inadvertently take advantage of your numbers and his blind rage as he focuses all his attention on Airane. Few battles will be this easy, but it underlines the principle focus of the game – engaging enemies head on will often lead to death.</text:p>
      <text:p text:style-name="P9"/>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fo:break-before="pag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auto" fo:break-aft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Goodwin</meta:initial-creator>
    <meta:creation-date>2014-12-30T02:56:52.655224568</meta:creation-date>
    <dc:date>2015-04-16T22:56:25.292829640</dc:date>
    <dc:creator>Charles Goodwin</dc:creator>
    <meta:editing-duration>P1DT13H38M53S</meta:editing-duration>
    <meta:editing-cycles>10</meta:editing-cycles>
    <meta:generator>LibreOffice/4.4.2.2$Linux_X86_64 LibreOffice_project/40m0$Build-2</meta:generator>
    <meta:document-statistic meta:table-count="0" meta:image-count="0" meta:object-count="0" meta:page-count="6" meta:paragraph-count="34" meta:word-count="1848" meta:character-count="10433" meta:non-whitespace-character-count="8609"/>
  </office:meta>
</office:document-meta>
</file>